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kemon Classic" svg:font-family="'Pokemon Classic'"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15de1" officeooo:paragraph-rsid="00015de1"/>
    </style:style>
    <style:style style:name="P2" style:family="paragraph" style:parent-style-name="Standard">
      <style:text-properties officeooo:paragraph-rsid="00015de1"/>
    </style:style>
    <style:style style:name="P3" style:family="paragraph" style:parent-style-name="Text_20_body">
      <style:text-properties officeooo:rsid="00015de1" officeooo:paragraph-rsid="00015de1"/>
    </style:style>
    <style:style style:name="T1" style:family="text">
      <style:text-properties officeooo:rsid="00015de1"/>
    </style:style>
    <style:style style:name="T2" style:family="text">
      <style:text-properties style:font-name="Pokemon Classic"/>
    </style:style>
    <style:style style:name="T3"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 ] Intro (de quoi parle le projet)</text:span></text:p>
      <text:p text:style-name="P1"><text:tab/></text:p>
      <text:p text:style-name="P1"><text:tab/>Le projet met en scène des combats entre des « Pokémons » (élèves de la classe et professeur) contrôlés par le joueur et par un adversaire contrôlé par l'ordinateur. Le vainqueur est celui qui a vaincu tous les Pokémons adverses. Le tout affiché dans une Gameboy avec une ambiance sonore pour l’aspect nostalgique. Le Joueur interagit avec le jeu grâce aux touches simulées d’une Gameboy (flèches directionnels + bouton A et bouton B)</text:p>
      <text:p text:style-name="P1"/>
      <text:p text:style-name="P1"><text:tab/>Tout d’abord, le joueur choisit 2 Pokémons. Un Pokémon est unique, cela signifie qu’un seul exemplaire est disponible pour les 2 joueurs. Ensuite l’ordinateur choisit aléatoirement 2 Pokémons parmi ceux restants.</text:p>
      <text:p text:style-name="P1"><text:tab/>La phase de combat peut ainsi commencer. Les premiers Pokémons choisis par le joueur et l’ordinateur sont les premiers à entrer dans l’arène. </text:p>
      <text:p text:style-name="P1"><text:tab/>Le joueur utilise les flèches directionnels pour déplacer le curseur, ce qui lui donne les possibilités suivantes : </text:p>
      <text:p text:style-name="P1"><text:tab/>- s’échapper</text:p>
      <text:p text:style-name="P1"><text:tab/>- changer de Pokémon</text:p>
      <text:p text:style-name="P1"><text:tab/>- utiliser un item</text:p>
      <text:p text:style-name="P1"><text:tab/>- attaquer</text:p>
      <text:p text:style-name="P1"><text:tab/></text:p>
      <text:p text:style-name="P1"><text:tab/>S’il appuie sur le bouton A lorsque le curseur est sur « <text:s/><text:span text:style-name="T2">RUN </text:span>», comme dans le vrai jeu, le programme lui dira qu’il est impossible de s’échapper contre un dresseur. Cela ne compte pas comme une « action », ce qui veut dire qu’il peut encore attaquer, changer de Pokémon, essayer d’utiliser un objet ou essayer à nouveau de s’échapper.</text:p>
      <text:p text:style-name="P1"><text:tab/>S’il appuie sur le bouton A lorsque le curseur est sur « <text:s/><text:span text:style-name="T2">PKMN </text:span>», <text:span text:style-name="T3">le programme passera au pokemon suivant à condition que celui-ci est toujours vivant</text:span>. Cela compte comme une « action », ce qui veut dire que ce sera au tour de l’ordinateur après celle-ci.</text:p>
      <text:p text:style-name="P1"><text:tab/>S’il appuie sur le bouton A lorsque le curseur est sur « <text:s/><text:span text:style-name="T2">ITEM </text:span>», le programme lui indiquera qu’il n’a pas d’objet. Cela ne compte pas comme une « action », ce qui veut dire qu’il peut encore attaquer, changer de Pokémon, essayer de s’échapper ou essayer à nouveau d’utiliser un objet.</text:p>
      <text:p text:style-name="P1"><text:tab/>S’il appuie sur le bouton A lorsque le curseur est sur « <text:s/><text:span text:style-name="T2">FIGHT </text:span>», le programme fera attaquer son Pokémon, ce qui enlèvera des PV au Pokémon adverse. Cela compte comme une « action », ce qui veut dire que ce sera au tour de l’ordinateur après celle-ci.</text:p>
      <text:p text:style-name="P1"/>
      <text:p text:style-name="P1"><text:s/></text:p>
      <text:p text:style-name="P1"><text:tab/>Une fois qu’un des Pokémons perd l’ensemble de ses PV, l’autre Pokémon prend sa place. S’il ne lui reste pas non plus de PV, le joueur qui possède encore un Pokémon en vie a gagné.</text:p>
      <text:p text:style-name="P1"><text:tab/></text:p>
      <text:p text:style-name="P1"><text:tab/>Lorsque le combat est terminé, il y a une image de fin (différente en fonction du vainqueur). Le joueur n’a plus qu’à appuyer sur le bouton A ou B pour que le programme s’éteigne.</text:p>
      <text:p text:style-name="P1"/>
      <text:p text:style-name="P1"/>
      <text:p text:style-name="P1"/>
      <text:p text:style-name="P1"/>
      <text:p text:style-name="P1"/>
      <text:p text:style-name="P1">II ] Choix techniques</text:p>
      <text:p text:style-name="P1">git</text:p>
      <text:p text:style-name="P1">- description des classes</text:p>
      <text:p text:style-name="P1">- liens entre les différentes classes</text:p>
      <text:p text:style-name="P1"/>
      <text:p text:style-name="P1"><text:soft-page-break/>Outils utilisés : </text:p>
      <text:p text:style-name="P1">VSCode, Python, gitkraken, programmation orientée objet, </text:p>
      <text:p text:style-name="P1"/>
      <text:p text:style-name="P1"/>
      <text:p text:style-name="P3">Pour développer mon projet de jeu Pokémon, j'ai utilisé plusieurs outils pour me faciliter la tâche.</text:p>
      <text:p text:style-name="P3"/>
      <text:p text:style-name="P3">Git : J’ai utilisé Git pour la gestion des versions de mon programme. Cela me permet de garder une trace des modifications que je fais dans le code. Ainsi, cela m’assure de ne pas perdre mon programme. GitKraken à été mon choix de client Git car je l’avait déjà utilisé. J’étais déjà convaincu par l’utilité de Git étant donné que je l’avais déjà utilisé sur des projets personnels.<text:line-break/></text:p>
      <text:p text:style-name="P3">IDE : J'ai utilisé Visual Studio Code chez moi. Et Thonny au lycée.<text:line-break/></text:p>
      <text:p text:style-name="P3">Photoshop : J’ai utilisé photoshop pour créer les différentes images présentes dans le programme (sélection, écriture, gameboy...).</text:p>
      <text:p text:style-name="P3"/>
      <text:p text:style-name="P3">Programmation Orientée Objet (POO) : Comme demandé, j'ai utilisé la POO pour structurer mon code. Chaque élément du jeu, comme les Pokémons, les joueurs, et le jeu lui-même, est représenté par une classe. Cela me permet d'organiser mon code de manière plus logique.<text:line-break/></text:p>
      <text:p text:style-name="P3">Description des Classes : Mes principales classes sont Jeu, Pokemon, Dresseur et <text:s/>Affichage. J’ai aussi des classes « secondaires » qui sont CombatCurseur, CombatEtape, JeuEtape, VieBarre et Bouton.</text:p>
      <text:p text:style-name="P3">La classe Jeu gère l'état global du jeu, tandis que Pokemon représente les élèves de la classe et le professeur. La classe Dresseur représente le joueur et l’ordinateur. Enfin, la classe Affichage s'occupe de montrer les éléments du jeu à l'utilisateur.</text:p>
      <text:p text:style-name="P3">La classe CombatCurseur, quand à elle, aide à la visualisation du curseur lors du combat. La classe CombatEtape, comme son nom l’indique, représente les différentes étapes du combat (lorsque le joueur attaque, lorsqu’il a appuyé sur le bouton A quand le curseur était sur <text:s/>« <text:s/><text:span text:style-name="T2">RUN </text:span>», quand il n’y a pas d’interactions du joueur…). JeuEtape est une classe qui, comme la classe CombatEtape, utilise une Enum, ce qui facilite la lecture et le compréhension du code. Elle représente les différentes étapes du Jeu (début du jeu, sélection des Pokémons, combat ou encore fin du combat). La classe VieBarre modélise les barres de vie des Pokémons tandis que la classe Bouton modélise les différents boutons de la Gameboy.<text:line-break/></text:p>
      <text:p text:style-name="P3"/>
      <text:p text:style-name="P3">Liens entre les Classes : J’ai choisis de faire des liens entre les classes. Par exemple, la classe Jeu utilise des instances de Pokemon pour représenter les créatures dans le jeu. Les Dresseurs gèrent les Pokémon, et la classe Affichage est utilisée par Jeu pour afficher les choses à l'écran.<text:line-break/>En utilisant ces choix techniques, j'espère rendre mon code plus facile à comprendre et à <text:soft-page-break/>développer. Git m'aidera à suivre mes changements, VSCode rend le codage plus agréable, et la POO offre une façon organisée de représenter les entités de mon jeu.</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II ] Organisation du projet</text:p>
      <text:p text:style-name="P1">- décrire les « phases du projet »</text:p>
      <text:p text:style-name="P1"/>
      <text:p text:style-name="P1">Avant de commencer à développer, j’ai voulu identifier les différent éléments qui allaient composer mon programme. C’est pourquoi j’ai commencé par écrire sur une feuille mes potentiels futurs classes ex : « Dresseurs », « Pokemon », « Jeu » ainsi que les différents attributs de chacunes (pv, nom, attaque….). A ce moment précis, je ne savais pas encore exactement toutes les classes que j’allais devoir développer mais cela m’a permis d’établir une base me permettant d’avoir un début de structure.</text:p>
      <text:p text:style-name="P1"/>
      <text:p text:style-name="P1">IV ] Etat d’avancement</text:p>
      <text:p text:style-name="P1">- ce qui n’a pas fonctionné</text:p>
      <text:p text:style-name="P1">- corrections</text:p>
      <text:p text:style-name="P1">- améliorations possibles</text:p>
      <text:p text:style-name="P1"><text:tab/>- tout ce qui est animations</text:p>
      <text:p text:style-name="P1"><text:tab/>- video lancement gamebo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kemon Classic" svg:font-family="'Pokemon Classic'"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0T12:43:22.179000000</meta:creation-date>
    <dc:date>2024-01-21T17:26:01.835000000</dc:date>
    <meta:editing-duration>PT10H6M9S</meta:editing-duration>
    <meta:editing-cycles>2</meta:editing-cycles>
    <meta:generator>LibreOffice/7.5.0.3$Windows_X86_64 LibreOffice_project/c21113d003cd3efa8c53188764377a8272d9d6de</meta:generator>
    <meta:document-statistic meta:table-count="0" meta:image-count="0" meta:object-count="0" meta:page-count="3" meta:paragraph-count="43" meta:word-count="1021" meta:character-count="6027" meta:non-whitespace-character-count="5010"/>
  </office:meta>
</office:document-meta>
</file>